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Servle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getBlockServlet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atcherServlet.getInterfaces( Set interfaces ,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.getInterfaces( final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Servlet.service( HttpServletRequest req , HttpServletResponse r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